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lotto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Nameocaobang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Na Meo (Cao Bang)</text:p>
          </table:table-cell>
          <table:table-cell office:value-type="string" calcext:value-type="string">
            <text:p>name1237</text:p>
          </table:table-cell>
          <table:table-cell office:value-type="float" office:value="22.4820439" calcext:value-type="float">
            <text:p>22.4820439</text:p>
          </table:table-cell>
          <table:table-cell office:value-type="float" office:value="106.4824318" calcext:value-type="float">
            <text:p>106.4824318</text:p>
          </table:table-cell>
          <table:table-cell office:value-type="string" calcext:value-type="string">
            <text:p>Cao Bang province, Vietnam</text:p>
          </table:table-cell>
        </table:table-row>
        <table:table-row table:style-name="ro1">
          <table:table-cell office:value-type="string" calcext:value-type="string">
            <text:p>Zhenmin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Zhenmin</text:p>
          </table:table-cell>
          <table:table-cell/>
          <table:table-cell office:value-type="float" office:value="25.5894065" calcext:value-type="float">
            <text:p>25.5894065</text:p>
          </table:table-cell>
          <table:table-cell office:value-type="float" office:value="109.185151" calcext:value-type="float">
            <text:p>109.185151</text:p>
          </table:table-cell>
          <table:table-cell office:value-type="string" calcext:value-type="string">
            <text:p>Zhenmin 振民, Gongdong Township 拱洞乡, Rongshui County, 融水县, Guangxi, China</text:p>
          </table:table-cell>
        </table:table-row>
        <table:table-row table:style-name="ro1">
          <table:table-cell office:value-type="string" calcext:value-type="string">
            <text:p>Guncen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Guncen</text:p>
          </table:table-cell>
          <table:table-cell/>
          <table:table-cell office:value-type="float" office:value="25.5137346" calcext:value-type="float">
            <text:p>25.5137346</text:p>
          </table:table-cell>
          <table:table-cell office:value-type="float" office:value="108.929175" calcext:value-type="float">
            <text:p>108.929175</text:p>
          </table:table-cell>
          <table:table-cell office:value-type="string" calcext:value-type="string">
            <text:p>Guncen 滚岑村, Dongtou 洞头乡 Rongshui County 融水县, Guangxi, China</text:p>
          </table:table-cell>
        </table:table-row>
        <table:table-row table:style-name="ro1">
          <table:table-cell office:value-type="string" calcext:value-type="string">
            <text:p>Yaogao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Yaogao</text:p>
          </table:table-cell>
          <table:table-cell/>
          <table:table-cell office:value-type="float" office:value="26.688723" calcext:value-type="float">
            <text:p>26.688723</text:p>
          </table:table-cell>
          <table:table-cell office:value-type="float" office:value="108.401234" calcext:value-type="float">
            <text:p>108.401234</text:p>
          </table:table-cell>
          <table:table-cell office:value-type="string" calcext:value-type="string">
            <text:p>Yaogao 尧告, Rongshui County 融水县, Guangxi, China</text:p>
          </table:table-cell>
        </table:table-row>
        <table:table-row table:style-name="ro1">
          <table:table-cell office:value-type="string" calcext:value-type="string">
            <text:p>Datu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Datu</text:p>
          </table:table-cell>
          <table:table-cell/>
          <table:table-cell office:value-type="float" office:value="25.5466686" calcext:value-type="float">
            <text:p>25.5466686</text:p>
          </table:table-cell>
          <table:table-cell office:value-type="float" office:value="108.260913" calcext:value-type="float">
            <text:p>108.260913</text:p>
          </table:table-cell>
          <table:table-cell office:value-type="string" calcext:value-type="string">
            <text:p>Datu 大土村, Jiuqian Township 九迁乡, Libo County 荔波县, Guizhou, China</text:p>
          </table:table-cell>
        </table:table-row>
        <table:table-row table:style-name="ro1">
          <table:table-cell office:value-type="string" calcext:value-type="string">
            <text:p>Yangpai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Yangpai</text:p>
          </table:table-cell>
          <table:table-cell/>
          <table:table-cell office:value-type="float" office:value="26.1808945" calcext:value-type="float">
            <text:p>26.1808945</text:p>
          </table:table-cell>
          <table:table-cell office:value-type="float" office:value="107.862497" calcext:value-type="float">
            <text:p>107.862497</text:p>
          </table:table-cell>
          <table:table-cell office:value-type="string" calcext:value-type="string">
            <text:p>Yangpai 羊排村, Yangwu Township, Danzhai County 丹寨县, Guizhou, China</text:p>
          </table:table-cell>
        </table:table-row>
        <table:table-row table:style-name="ro1">
          <table:table-cell office:value-type="string" calcext:value-type="string">
            <text:p>Caidiwan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Caidiwan</text:p>
          </table:table-cell>
          <table:table-cell/>
          <table:table-cell office:value-type="float" office:value="26.5359365" calcext:value-type="float">
            <text:p>26.5359365</text:p>
          </table:table-cell>
          <table:table-cell office:value-type="float" office:value="109.453652" calcext:value-type="float">
            <text:p>109.453652</text:p>
          </table:table-cell>
          <table:table-cell office:value-type="string" calcext:value-type="string">
            <text:p>Caidiwan 菜地湾, Jingzhou County 靖州县, Hunan, China</text:p>
          </table:table-cell>
        </table:table-row>
        <table:table-row table:style-name="ro1">
          <table:table-cell office:value-type="string" calcext:value-type="string">
            <text:p>Xiangao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Xiang’ao</text:p>
          </table:table-cell>
          <table:table-cell/>
          <table:table-cell office:value-type="float" office:value="26.6739886" calcext:value-type="float">
            <text:p>26.6739886</text:p>
          </table:table-cell>
          <table:table-cell office:value-type="float" office:value="109.196649" calcext:value-type="float">
            <text:p>109.196649</text:p>
          </table:table-cell>
          <table:table-cell office:value-type="string" calcext:value-type="string">
            <text:p>Xiang'ao 香鳌, Sanjiang County 三江乡, Jinping Counrt 锦屏县, Guizhou, China</text:p>
          </table:table-cell>
        </table:table-row>
        <table:table-row table:style-name="ro1">
          <table:table-cell office:value-type="string" calcext:value-type="string">
            <text:p>Heba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Heba</text:p>
          </table:table-cell>
          <table:table-cell/>
          <table:table-cell office:value-type="float" office:value="26.4342625" calcext:value-type="float">
            <text:p>26.4342625</text:p>
          </table:table-cell>
          <table:table-cell office:value-type="float" office:value="107.681984" calcext:value-type="float">
            <text:p>107.681984</text:p>
          </table:table-cell>
          <table:table-cell office:value-type="string" calcext:value-type="string">
            <text:p>Heba 河坝乡, Majiang County 麻江县, Guizhou, China</text:p>
          </table:table-cell>
        </table:table-row>
        <table:table-row table:style-name="ro1">
          <table:table-cell office:value-type="string" calcext:value-type="string">
            <text:p>Baixing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Baixing</text:p>
          </table:table-cell>
          <table:table-cell/>
          <table:table-cell office:value-type="float" office:value="26.4342625" calcext:value-type="float">
            <text:p>26.4342625</text:p>
          </table:table-cell>
          <table:table-cell office:value-type="float" office:value="107.681984" calcext:value-type="float">
            <text:p>107.681984</text:p>
          </table:table-cell>
          <table:table-cell office:value-type="string" calcext:value-type="string">
            <text:p>Baixing 白兴村, Heba 河坝乡, Majiang County 麻江县, Guizhou, China</text:p>
          </table:table-cell>
        </table:table-row>
        <table:table-row table:style-name="ro1">
          <table:table-cell office:value-type="string" calcext:value-type="string">
            <text:p>Yanghao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Yanghao</text:p>
          </table:table-cell>
          <table:table-cell/>
          <table:table-cell office:value-type="float" office:value="26.688723" calcext:value-type="float">
            <text:p>26.688723</text:p>
          </table:table-cell>
          <table:table-cell office:value-type="float" office:value="108.401234" calcext:value-type="float">
            <text:p>108.401234</text:p>
          </table:table-cell>
          <table:table-cell office:value-type="string" calcext:value-type="string">
            <text:p>Yanghao 养蒿寨, Guading Town 挂丁镇, Kaili City 凯里市, Guizhou 贵州省, Chi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6:49:33.519691800</meta:creation-date>
    <dc:date>2020-01-15T16:50:31.452823796</dc:date>
    <meta:editing-duration>PT58S</meta:editing-duration>
    <meta:editing-cycles>1</meta:editing-cycles>
    <meta:document-statistic meta:table-count="1" meta:cell-count="74" meta:object-count="0"/>
    <meta:generator>LibreOffice/5.1.6.2$Linux_X86_64 LibreOffice_project/10m0$Build-2</meta:generator>
  </office:meta>
</office:document-meta>
</file>